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ucalyptus flux sit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Wombat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ltiple speci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ctive (2013)</text:p>
          </table:table-cell>
          <table:table-cell office:value-type="string" calcext:value-type="string">
            <text:p>http://fluxnet.ornl.gov/site/2859</text:p>
          </table:table-cell>
        </table:table-row>
        <table:table-row table:style-name="ro1">
          <table:table-cell office:value-type="string" calcext:value-type="string">
            <text:p>Congo-Hinda</text:p>
          </table:table-cell>
          <table:table-cell office:value-type="string" calcext:value-type="string">
            <text:p>Congo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ctive (2013)</text:p>
          </table:table-cell>
          <table:table-cell office:value-type="string" calcext:value-type="string">
            <text:p>http://fluxnet.ornl.gov/site/296</text:p>
          </table:table-cell>
        </table:table-row>
        <table:table-row table:style-name="ro1">
          <table:table-cell office:value-type="string" calcext:value-type="string">
            <text:p>Wallaby Cree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ld growth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ttp://fluxnet.ornl.gov/site/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pal </meta:initial-creator>
    <meta:creation-date>2014-04-29T16:37:20.240559297</meta:creation-date>
    <dc:date>2014-04-29T17:12:23.900776929</dc:date>
    <dc:creator>Gopal </dc:creator>
    <meta:editing-duration>PT19M53S</meta:editing-duration>
    <meta:editing-cycles>1</meta:editing-cycles>
    <meta:document-statistic meta:table-count="1" meta:cell-count="18" meta:object-count="0"/>
    <meta:generator>LibreOffice/4.1.3.2$Linux_X86_64 LibreOffice_project/410m0$Build-2</meta:generator>
  </office:meta>
</office:document-meta>
</file>